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paragraph-properties fo:break-before="page"/>
      <style:text-properties style:font-name="Arial"/>
    </style:style>
    <style:style style:name="P4" style:family="paragraph" style:parent-style-name="Standard">
      <style:paragraph-properties fo:break-before="column"/>
    </style:style>
    <style:style style:name="P5" style:family="paragraph" style:parent-style-name="Standard">
      <style:paragraph-properties fo:break-before="column"/>
      <style:text-properties style:font-name="Arial"/>
    </style:style>
    <style:style style:name="P6" style:family="paragraph" style:parent-style-name="Standard" style:master-page-name="Landscape_20__28_user_29_">
      <style:paragraph-properties style:page-number="auto"/>
    </style:style>
    <style:style style:name="T1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.3cm">
          <style:column style:rel-width="1861*" fo:start-indent="0cm" fo:end-indent="0.15cm"/>
          <style:column style:rel-width="1946*" fo:start-indent="0.15cm" fo:end-indent="0.15cm"/>
          <style:column style:rel-width="1862*" fo:start-indent="0.1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 style:rel-width="2834*" fo:start-indent="0cm" fo:end-indent="0.15cm"/>
          <style:column style:rel-width="2835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 style:rel-width="2834*" fo:start-indent="0cm" fo:end-indent="0.249cm"/>
          <style:column style:rel-width="2835*" fo:start-indent="0.249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 fo:column-gap="0cm">
          <style:column style:rel-width="2088*" fo:start-indent="0cm" fo:end-indent="0cm"/>
          <style:column style:rel-width="2088*" fo:start-indent="0cm" fo:end-indent="0cm"/>
          <style:column style:rel-width="2089*" fo:start-indent="0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 fo:column-gap="0cm">
          <style:column style:rel-width="7285*" fo:start-indent="0cm" fo:end-indent="0cm"/>
          <style:column style:rel-width="7285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page with two columns. Left column is wider than right column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section text:style-name="Sect1" text:name="Sekcja3">
        <text:p text:style-name="P1">Now we have three column section with content automatically balanced.</text:p>
        <text:section text:style-name="Sect2" text:name="Sekcja4">
          <text:p text:style-name="P2">Here we have a nested two column section. Text in this section should be splitted at page bottom</text:p>
        </text:section>
        <text:p text:style-name="P1">We are back in three column section</text:p>
      </text:section>
      <text:p text:style-name="Standard">Some text.</text:p>
      <text:p text:style-name="Standard">After this text we have column break which results in page break because we are in the last column on a page.</text:p>
      <text:p text:style-name="P4"><text:soft-page-break/>Some text.</text:p>
      <text:p text:style-name="Standard">Some text.</text:p>
      <text:p text:style-name="Standard">Some text.</text:p>
      <text:p text:style-name="Standard">Some text.</text:p>
      <text:section text:style-name="Sect3" text:name="Sekcja5">
        <text:p text:style-name="P1">Again we have two column section. After this text there is column break.</text:p>
        <text:p text:style-name="P5">After this text there is second column break which should propagate to parent page column break because we are in the last column of the section</text:p>
        <text:p text:style-name="P5">Text in two column section after <text:s text:c="2"/>column break </text:p>
      </text:section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After this text we have page break.</text:p>
      <text:p text:style-name="P6">Now we have landscape page with two columns. Left column is narrower than right column.</text:p>
      <text:p text:style-name="Standard">Some text.</text:p>
      <text:p text:style-name="Standard">Some text.</text:p>
      <text:p text:style-name="Standard">Some text.</text:p>
      <text:section text:style-name="Sect4" text:name="Sekcja6">
        <text:p text:style-name="P1">Here we have three columns section with page break. Page break from section should propagate to parent page column break</text:p>
        <text:p text:style-name="P3">Text in three column section after page break.</text:p>
      </text:section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Some text.</text:p>
      <text:p text:style-name="Standard">End of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break-before="column"/>
    </style:style>
    <style:style style:name="MT1" style:family="text">
      <style:text-properties style:font-name="Arial"/>
    </style:style>
    <style:style style:name="MSect1" style:family="section">
      <style:section-properties text:dont-balance-text-columns="false" style:editable="false">
        <style:columns fo:column-count="2" fo:column-gap="0cm">
          <style:column style:rel-width="7285*" fo:start-indent="0cm" fo:end-indent="0cm"/>
          <style:column style:rel-width="7285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>
          <style:column style:rel-width="5754*" fo:start-indent="0cm" fo:end-indent="0.15cm"/>
          <style:column style:rel-width="3884*" fo:start-indent="0.15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>
          <style:column style:rel-width="6265*" fo:start-indent="0cm" fo:end-indent="0cm"/>
          <style:column style:rel-width="8305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Footer on portrait page</text:p>
      </style:footer>
    </style:master-page>
    <style:master-page style:name="Landscape_20__28_user_29_" style:display-name="Landscape (user)" style:page-layout-name="Mpm2">
      <style:footer>
        <text:p text:style-name="Footer">Footer on landscape page. Contains section.</text:p>
        <text:section text:style-name="MSect1" text:name="Sekcja7">
          <text:p text:style-name="Standard"><text:span text:style-name="MT1">Footer section text left column.</text:span></text:p>
          <text:p text:style-name="MP1"><text:span text:style-name="MT1">Footer section text right column.</text:span></text:p>
        </text:section>
        <text:p text:style-name="Footer">Footer end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 P</meta:initial-creator>
    <meta:creation-date>2012-03-07T12:21:16.97</meta:creation-date>
    <dc:date>2012-03-07T13:19:46.45</dc:date>
    <dc:creator>L P</dc:creator>
    <meta:editing-duration>PT00H58M22S</meta:editing-duration>
    <meta:editing-cycles>15</meta:editing-cycles>
    <meta:generator>OpenOffice.org/3.2$Win32 OpenOffice.org_project/320m18$Build-9502</meta:generator>
    <meta:document-statistic meta:table-count="0" meta:image-count="0" meta:object-count="0" meta:page-count="4" meta:paragraph-count="117" meta:word-count="391" meta:character-count="2077"/>
  </office:meta>
</office:document-meta>
</file>